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5.609cm" style:rel-column-width="3180*"/>
    </style:style>
    <style:style style:name="Table1.B" style:family="table-column">
      <style:table-column-properties style:column-width="11.404cm" style:rel-column-width="646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unning the Tuscany runtime from Ant</text:h>
      <text:p text:style-name="Standard"/>
      <text:p text:style-name="Standard">If you're an Ant user it's handy to be able to deploy and run a contribution from an Ant script. This sample re-use the calculator-composite.jar and runs it using the Tuscany shell started from an Ant script. </text:p>
      <text:p text:style-name="Standard"/>
      <text:p text:style-name="Standard">To run the sample :</text:p>
      <text:p text:style-name="Standard"/>
      <text:p text:style-name="P1">cd ant</text:p>
      <text:p text:style-name="P1">ant</text:p>
      <text:p text:style-name="P1"/>
      <text:p text:style-name="Standard">You will of course need to have Ant (<text:a xlink:type="simple" xlink:href="http://ant.apache.org/">http://ant.apache.org/</text:a>) installed. This sample was created with Ant version 1.8.0.</text:p>
      <text:p text:style-name="Standard"/>
      <text:p text:style-name="Standard">In the build.xml there are several different targets. Each describes a different way of constructing the Java classpath to include the correct Tuscany jars. 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arget</text:p>
          </table:table-cell>
          <table:table-cell table:style-name="Table1.B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run-all-manifest-jar</text:p>
          </table:table-cell>
          <table:table-cell table:style-name="Table1.B2" office:value-type="string">
            <text:p text:style-name="Table_20_Contents">Includes a single manifest jar on the classpath which in turn references all of the jars in the binary distribution's modules directory</text:p>
          </table:table-cell>
        </table:table-row>
        <table:table-row>
          <table:table-cell table:style-name="Table1.A2" office:value-type="string">
            <text:p text:style-name="Table_20_Contents">run-base-extension-paths</text:p>
          </table:table-cell>
          <table:table-cell table:style-name="Table1.B2" office:value-type="string">
            <text:p text:style-name="Table_20_Contents">For the Ant user Tuscany ships with predefined Ant paths for each of the Tuscany extensions. </text:p>
          </table:table-cell>
        </table:table-row>
        <table:table-row>
          <table:table-cell table:style-name="Table1.A2" office:value-type="string">
            <text:p text:style-name="Table_20_Contents">run-base-extension-manifests</text:p>
          </table:table-cell>
          <table:table-cell table:style-name="Table1.B2" office:value-type="string">
            <text:p text:style-name="Table_20_Contents">For completeness we also ship manifest jars for the Tuscany base and each of the extensions</text:p>
          </table:table-cell>
        </table:table-row>
        <table:table-row>
          <table:table-cell table:style-name="Table1.A2" office:value-type="string">
            <text:p text:style-name="Table_20_Contents">run-base-extension-jars</text:p>
          </table:table-cell>
          <table:table-cell table:style-name="Table1.B2" office:value-type="string">
            <text:p text:style-name="Table_20_Contents">If you want to re-package Tuscany we ship stand-alone jars for the Tuscany base and extensions</text:p>
          </table:table-cell>
        </table:table-row>
      </table:table>
      <text:p text:style-name="Standard"/>
      <text:p text:style-name="Standard">The sample build.xml file defaults to running the run-all-manifest-jar target. To run other targets add the name of the target to then end of the command line. For example, </text:p>
      <text:p text:style-name="Standard"/>
      <text:p text:style-name="P1">ant run-base-extension-path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2$Win32 OpenOffice.org_project/320m12$Build-9483</meta:generator>
    <dc:date>2011-04-18T12:37:30.13</dc:date>
    <meta:editing-duration>PT02H52M59S</meta:editing-duration>
    <meta:editing-cycles>28</meta:editing-cycles>
    <meta:document-statistic meta:table-count="1" meta:image-count="0" meta:object-count="0" meta:page-count="1" meta:paragraph-count="19" meta:word-count="200" meta:character-count="1275"/>
  </office:meta>
</office:document-meta>
</file>